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ovelamento</text:p>
      <text:p text:style-name="P1">É um processo químico o qual a estrutura de uma proteína assume sua configuração funcional.</text:p>
      <text:p text:style-name="P1"/>
      <text:p text:style-name="P1">Proteína</text:p>
      <text:p text:style-name="P1">São compostos de alto peso molecular que são formadas por no mínimo 20 aminoácidos, embora na prática em geral uma proteína possui muito mais que essa quantidade de aminoácidos, sendo que os compostos que possuem menos aminoácidos são denominados de Polipeptídeos. As proteínas são os componentes químicos mais importantes do ponto de vista estrutural. Todas as moléculas de proteínas são cadeias heterogêneas não ramificadas de aminoácidos. Ao dobrar e enrolar-se para tomar uma forma tridimensional específica, as proteínas são capazes de realizar a sua função biológica.</text:p>
      <text:p text:style-name="P1"/>
      <text:p text:style-name="P1">Aminoácido</text:p>
      <text:p text:style-name="P1">São compostos quartenários de carbono, hidrogênio, oxigênio, e nitrogênio. Dos 300 tipos de aminoácidos existentes apenas 20 são utilizados no organismo humano e são denominados de aminoácidos primários.</text:p>
      <text:p text:style-name="P1"/>
      <text:p text:style-name="P1">O Processo de enovelamento</text:p>
      <text:p text:style-name="P1">O ponto essencial no dobramento é, no entanto, o facto da sequência de aminoácidos especifica de cada proteína conter a informação que indica a estrutura nativa e caminho para atingir esse estado: o dobramento é um processo espontâneo.</text:p>
      <text:p text:style-name="P1"/>
      <text:p text:style-name="P1">Estrutura Primária</text:p>
      <text:p text:style-name="P1">A proteína inicia em sua estrutura primária. Essa estrutura primária é basicamente uma longa cadeia de aminoácidos não importando sua configuração espacial. </text:p>
      <text:p text:style-name="P1"/>
      <text:p text:style-name="P1">Estrutura Secundária</text:p>
      <text:p text:style-name="P1">A estrutura secundária é formada através da rotação dos carbonos alfa dos aminoácidos. Na estrutura secundária podem ser identificados dois subcomponentes. As alfa-hélices que são estruturas cilíndricas estabilizadas por pontes de hidrogênio entre os aminoácidos e possuí as folhas-beta que são formas achatadas onde as regiões vizinhas da cadeia polipeptídica associa-se por meio de ligações de hidrogênio. </text:p>
      <text:p text:style-name="P1"/>
      <text:p text:style-name="P1">Estrutura Terciária</text:p>
      <text:p text:style-name="P1">A transformação de uma estrutura secundária em terciária se dá através do dobramento das folhas-beta. Ao contrário do que ocorre na transformação para a estrutura secundária onde a interação entre os aminoácidos se dá em curta distância, na transformação para a estrutura terciária a organização estrutural se dá através da interação de longa distância entre os aminoácidos.</text:p>
      <text:p text:style-name="P1"/>
      <text:p text:style-name="P1">Estrutura Quartenária</text:p>
      <text:p text:style-name="P1">É a estrutura final em que se encontra uma proteína com configuração funcional. Para se chegar nessa estrutura ocorrem as mesmas interações para se chegar a estrutura terciária, porém com algumas diferenças.</text:p>
      <text:p text:style-name="P1"/>
      <text:p text:style-name="P1">Desnaturação</text:p>
      <text:p text:style-name="P1">O processo contrário chama-se desnaturação, onde uma proteína original é forçada a perder a sua configuração funcional, tornando-se uma cadeia amorfa e não funcional de aminoácidos. Em alguns casos, a desnaturação é reversível,e as proteínas podem voltar a dobrar-se. No entanto, a desnaturação é, na maior parte dos casos, um processo <text:soft-page-break/>irreversível.</text:p>
      <text:p text:style-name="P1"/>
      <text:p text:style-name="P1">Curiosidade</text:p>
      <text:p text:style-name="P1"><text:a xlink:type="simple" xlink:href="http://scienceblogs.com.br/rnam/2011/01/desvendando_as_proteinas/">http://scienceblogs.com.br/rnam/2011/01/desvendando_as_proteinas/</text:a></text:p>
      <text:p text:style-name="P1"/>
      <text:p text:style-name="P1">Vídeo</text:p>
      <text:p text:style-name="Standard"><text:a xlink:type="simple" xlink:href="http://www.youtube.com/watch?v=swEc_sUVz5I&amp;feature=related"><text:span text:style-name="T1">http://www.youtube.com/watch?v=swEc_sUVz5I&amp;feature=relate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1-09-28T12:00:23</meta:creation-date>
    <dc:date>2011-09-28T22:50:52</dc:date>
    <dc:creator>Lucas Pereira</dc:creator>
    <meta:editing-duration>PT01H53M10S</meta:editing-duration>
    <meta:editing-cycles>9</meta:editing-cycles>
    <meta:generator>OpenOffice.org/3.2$Linux OpenOffice.org_project/320m12$Build-9483</meta:generator>
    <meta:document-statistic meta:table-count="0" meta:image-count="0" meta:object-count="0" meta:page-count="2" meta:paragraph-count="22" meta:word-count="407" meta:character-count="2882"/>
  </office:meta>
</office:document-meta>
</file>